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Open Sans" svg:font-family="'Open Sans', sans-serif"/>
    <style:font-face style:name="Roboto" svg:font-family="Roboto, Helvetica, Arial, sans-serif"/>
    <style:font-face style:name="Titillium Web" svg:font-family="'Titillium Web', Helvetica, Arial, sans-serif"/>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trebuchet ms" svg:font-family="'trebuchet ms', helvetica, sans-serif"/>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Mono" fo:font-size="12pt" officeooo:rsid="000d2476" officeooo:paragraph-rsid="000d2476" style:font-size-asian="12pt" style:font-size-complex="12pt"/>
    </style:style>
    <style:style style:name="P2" style:family="paragraph" style:parent-style-name="Standard">
      <style:text-properties style:font-name="Ubuntu Mono" fo:font-size="12pt" officeooo:rsid="000d2476" officeooo:paragraph-rsid="0011ae60" style:font-size-asian="12pt" style:font-size-complex="12pt"/>
    </style:style>
    <style:style style:name="P3" style:family="paragraph" style:parent-style-name="Standard">
      <style:text-properties style:font-name="Ubuntu Mono" fo:font-size="12pt" officeooo:rsid="000d2476" officeooo:paragraph-rsid="000ef143" style:font-size-asian="12pt" style:font-size-complex="12pt"/>
    </style:style>
    <style:style style:name="P4" style:family="paragraph" style:parent-style-name="Standard" style:list-style-name="L1">
      <style:text-properties style:font-name="Ubuntu Mono" fo:font-size="12pt" officeooo:rsid="000d2476" officeooo:paragraph-rsid="000ef143" style:font-size-asian="12pt" style:font-size-complex="12pt"/>
    </style:style>
    <style:style style:name="P5" style:family="paragraph" style:parent-style-name="Standard">
      <style:text-properties style:font-name="Ubuntu Mono" fo:font-size="12pt" officeooo:rsid="00123661" officeooo:paragraph-rsid="00123661" style:font-size-asian="12pt" style:font-size-complex="12pt"/>
    </style:style>
    <style:style style:name="P6" style:family="paragraph" style:parent-style-name="Standard" style:list-style-name="L2">
      <style:text-properties style:font-name="Ubuntu Mono" fo:font-size="12pt" officeooo:rsid="0013ef80" officeooo:paragraph-rsid="0013ef80" style:font-size-asian="12pt" style:font-size-complex="12pt"/>
    </style:style>
    <style:style style:name="P7" style:family="paragraph" style:parent-style-name="Standard" style:list-style-name="L2">
      <style:text-properties style:font-name="Ubuntu Mono" fo:font-size="12pt" officeooo:rsid="0014c84f" officeooo:paragraph-rsid="0014c84f" style:font-size-asian="12pt" style:font-size-complex="12pt"/>
    </style:style>
    <style:style style:name="P8" style:family="paragraph" style:parent-style-name="Standard" style:list-style-name="L2">
      <style:text-properties style:font-name="Ubuntu Mono" fo:font-size="12pt" officeooo:paragraph-rsid="0014c84f" style:font-size-asian="12pt" style:font-size-complex="12pt"/>
    </style:style>
    <style:style style:name="P9" style:family="paragraph" style:parent-style-name="Standard">
      <style:text-properties style:font-name="Ubuntu Mono" fo:font-size="12pt" officeooo:paragraph-rsid="0016c0e0" style:font-size-asian="12pt" style:font-size-complex="12pt"/>
    </style:style>
    <style:style style:name="P10" style:family="paragraph" style:parent-style-name="Standard">
      <style:text-properties style:font-name="Ubuntu Mono" fo:font-size="12pt" officeooo:rsid="0016c0e0" officeooo:paragraph-rsid="0016c0e0" style:font-size-asian="12pt" style:font-size-complex="12pt"/>
    </style:style>
    <style:style style:name="P11" style:family="paragraph" style:parent-style-name="Standard" style:list-style-name="L3">
      <style:text-properties style:font-name="Ubuntu Mono" fo:font-size="12pt" officeooo:rsid="0016c0e0" officeooo:paragraph-rsid="0016c0e0" style:font-size-asian="12pt" style:font-size-complex="12pt"/>
    </style:style>
    <style:style style:name="P12" style:family="paragraph" style:parent-style-name="Standard" style:list-style-name="L3">
      <style:text-properties style:font-name="Ubuntu Mono" fo:font-size="12pt" officeooo:rsid="00175a8f" officeooo:paragraph-rsid="00175a8f" style:font-size-asian="12pt" style:font-size-complex="12pt"/>
    </style:style>
    <style:style style:name="P13" style:family="paragraph" style:parent-style-name="Standard">
      <style:text-properties style:font-name="Ubuntu Mono" fo:font-size="12pt" officeooo:rsid="00175a8f" officeooo:paragraph-rsid="00175a8f" style:font-size-asian="12pt" style:font-size-complex="12pt"/>
    </style:style>
    <style:style style:name="P14" style:family="paragraph" style:parent-style-name="Standard" style:list-style-name="L4">
      <style:text-properties style:font-name="Ubuntu Mono" fo:font-size="12pt" officeooo:rsid="001ef434" officeooo:paragraph-rsid="001ef434" style:font-size-asian="12pt" style:font-size-complex="12pt"/>
    </style:style>
    <style:style style:name="P15" style:family="paragraph" style:parent-style-name="Standard">
      <style:text-properties fo:font-variant="normal" fo:text-transform="none" fo:color="#000000" style:font-name="Ubuntu Mono" fo:font-size="12pt" fo:letter-spacing="normal" fo:font-style="normal" fo:font-weight="normal" officeooo:rsid="001ef434" officeooo:paragraph-rsid="001ef434" style:font-size-asian="12pt" style:font-size-complex="12pt"/>
    </style:style>
    <style:style style:name="P16" style:family="paragraph" style:parent-style-name="Standard">
      <style:text-properties fo:font-variant="normal" fo:text-transform="none" fo:color="#000000" style:font-name="Ubuntu Mono" fo:font-size="12pt" fo:letter-spacing="normal" fo:font-style="normal" fo:font-weight="normal" officeooo:rsid="001ef434" officeooo:paragraph-rsid="0022fa0d" style:font-size-asian="12pt" style:font-size-complex="12pt"/>
    </style:style>
    <style:style style:name="P17" style:family="paragraph" style:parent-style-name="Standard" style:list-style-name="L5">
      <style:text-properties fo:font-variant="normal" fo:text-transform="none" fo:color="#000000" style:font-name="Ubuntu Mono" fo:font-size="12pt" fo:letter-spacing="normal" fo:font-style="normal" fo:font-weight="normal" officeooo:rsid="0022fa0d" officeooo:paragraph-rsid="0022fa0d" style:font-size-asian="12pt" style:font-size-complex="12pt"/>
    </style:style>
    <style:style style:name="P18" style:family="paragraph" style:parent-style-name="Standard" style:list-style-name="L5">
      <style:text-properties fo:font-variant="normal" fo:text-transform="none" fo:color="#000000" style:font-name="Ubuntu Mono" fo:font-size="12pt" fo:letter-spacing="normal" fo:font-style="normal" fo:font-weight="normal" officeooo:rsid="0024b58f" officeooo:paragraph-rsid="0024b58f" style:font-size-asian="12pt" style:font-size-complex="12pt"/>
    </style:style>
    <style:style style:name="P19" style:family="paragraph" style:parent-style-name="Standard">
      <style:text-properties fo:font-variant="normal" fo:text-transform="none" fo:color="#000000" style:font-name="Ubuntu Mono" fo:font-size="12pt" fo:letter-spacing="normal" fo:font-style="normal" fo:font-weight="normal" officeooo:rsid="0024b58f" officeooo:paragraph-rsid="0024b58f" style:font-size-asian="12pt" style:font-size-complex="12pt"/>
    </style:style>
    <style:style style:name="P20" style:family="paragraph" style:parent-style-name="Standard">
      <style:text-properties fo:font-variant="normal" fo:text-transform="none" fo:color="#000000" style:font-name="Ubuntu Mono" fo:font-size="12pt" fo:letter-spacing="normal" fo:font-style="normal" fo:font-weight="normal" officeooo:rsid="0026d883" officeooo:paragraph-rsid="0026d883" style:font-size-asian="12pt" style:font-size-complex="12pt"/>
    </style:style>
    <style:style style:name="P21" style:family="paragraph" style:parent-style-name="Standard">
      <style:text-properties fo:font-variant="normal" fo:text-transform="none" fo:color="#000000" style:font-name="Ubuntu Mono" fo:font-size="12pt" fo:letter-spacing="normal" fo:font-style="normal" fo:font-weight="normal" officeooo:rsid="0026d883" officeooo:paragraph-rsid="002ae377" style:font-size-asian="12pt" style:font-size-complex="12pt"/>
    </style:style>
    <style:style style:name="P22" style:family="paragraph" style:parent-style-name="Standard" style:list-style-name="L7">
      <style:text-properties fo:font-variant="normal" fo:text-transform="none" fo:color="#000000" style:font-name="Ubuntu Mono" fo:font-size="12pt" fo:letter-spacing="normal" fo:font-style="normal" fo:font-weight="normal" officeooo:rsid="002842c6" officeooo:paragraph-rsid="002842c6" style:font-size-asian="12pt" style:font-size-complex="12pt"/>
    </style:style>
    <style:style style:name="P23" style:family="paragraph" style:parent-style-name="Standard">
      <style:text-properties fo:font-variant="normal" fo:text-transform="none" fo:color="#bf0041" style:font-name="Ubuntu Mono" fo:font-size="12pt" fo:letter-spacing="normal" fo:font-style="normal" fo:font-weight="normal" officeooo:rsid="0024b58f" officeooo:paragraph-rsid="0024b58f" style:font-size-asian="12pt" style:font-size-complex="12pt"/>
    </style:style>
    <style:style style:name="P24" style:family="paragraph" style:parent-style-name="Standard">
      <style:text-properties fo:color="#ce181e" style:font-name="Ubuntu Mono" fo:font-size="12pt" fo:font-weight="bold" officeooo:rsid="0016c0e0" officeooo:paragraph-rsid="0016c0e0" style:font-size-asian="12pt" style:font-weight-asian="bold" style:font-size-complex="12pt" style:font-weight-complex="bold"/>
    </style:style>
    <style:style style:name="P25" style:family="paragraph" style:parent-style-name="Standard">
      <style:text-properties fo:color="#ce181e" style:font-name="Ubuntu Mono" fo:font-size="12pt" fo:font-weight="bold" officeooo:rsid="0019c500" officeooo:paragraph-rsid="0019c500" style:font-size-asian="12pt" style:font-weight-asian="bold" style:font-size-complex="12pt" style:font-weight-complex="bold"/>
    </style:style>
    <style:style style:name="P26" style:family="paragraph" style:parent-style-name="Standard">
      <style:text-properties fo:color="#000000" style:font-name="Ubuntu Mono" fo:font-size="12pt" officeooo:rsid="001ef434" officeooo:paragraph-rsid="001ef434" style:font-size-asian="12pt" style:font-size-complex="12pt"/>
    </style:style>
    <style:style style:name="P27" style:family="paragraph" style:parent-style-name="Standard">
      <style:paragraph-properties fo:break-before="page"/>
      <style:text-properties fo:font-variant="normal" fo:text-transform="none" fo:color="#000000" style:font-name="Ubuntu Mono" fo:font-size="12pt" fo:letter-spacing="normal" fo:font-style="normal" fo:font-weight="normal" officeooo:rsid="001ef434" officeooo:paragraph-rsid="0022fa0d" style:font-size-asian="12pt" style:font-size-complex="12pt"/>
    </style:style>
    <style:style style:name="T1" style:family="text">
      <style:text-properties fo:color="#ce181e"/>
    </style:style>
    <style:style style:name="T2" style:family="text">
      <style:text-properties fo:color="#ce181e" officeooo:rsid="001a8453"/>
    </style:style>
    <style:style style:name="T3" style:family="text">
      <style:text-properties fo:color="#ce181e" officeooo:rsid="0014c84f"/>
    </style:style>
    <style:style style:name="T4" style:family="text">
      <style:text-properties fo:color="#ce181e" officeooo:rsid="001a8453" fo:background-color="transparent" loext:char-shading-value="0"/>
    </style:style>
    <style:style style:name="T5" style:family="text">
      <style:text-properties officeooo:rsid="0014c84f"/>
    </style:style>
    <style:style style:name="T6" style:family="text">
      <style:text-properties officeooo:rsid="00175a8f"/>
    </style:style>
    <style:style style:name="T7" style:family="text">
      <style:text-properties officeooo:rsid="001a8453"/>
    </style:style>
    <style:style style:name="T8" style:family="text">
      <style:text-properties officeooo:rsid="001d9135"/>
    </style:style>
    <style:style style:name="T9" style:family="text">
      <style:text-properties officeooo:rsid="001f8d33"/>
    </style:style>
    <style:style style:name="T10" style:family="text">
      <style:text-properties fo:color="#2a6099" fo:font-weight="bold" officeooo:rsid="0013ba62" style:font-weight-asian="bold" style:font-weight-complex="bold"/>
    </style:style>
    <style:style style:name="T11" style:family="text">
      <style:text-properties officeooo:rsid="0021944a"/>
    </style:style>
    <style:style style:name="T12" style:family="text">
      <style:text-properties fo:color="#000000"/>
    </style:style>
    <style:style style:name="T13" style:family="text">
      <style:text-properties fo:color="#bf004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evelopment of cloud computing technology makes possible large data storage and accessibility of these data on the internet.</text:p>
      <text:p text:style-name="P1"/>
      <text:p text:style-name="P2">In today's technology, the data storage is causing big problems because the people want to store more personal data. Because of that, the features of the devices, their capacity is increasing. The prices of computers, notebooks, netbooks, and portable smart devices increase in proportion to the increase in technology and capacity. Cloud Technology, is a solution to all these problems. It is defined as software applications, data storage service and processing capacity that accessed via the internet. It provides access to all kinds of information and personal data at any time, from any location with using the lowest capacity device. </text:p>
      <text:p text:style-name="P1"/>
      <text:p text:style-name="P3">The three building blocks of cloud technology are.</text:p>
      <text:list xml:id="list2221809062" text:style-name="L1">
        <text:list-item>
          <text:p text:style-name="P4"><text:span text:style-name="T1">SaaS</text:span> (Software as a Service); presenting the software as a service</text:p>
        </text:list-item>
        <text:list-item>
          <text:p text:style-name="P4"><text:span text:style-name="T1">PaaS</text:span> (Platform as a Service); platform service</text:p>
        </text:list-item>
        <text:list-item>
          <text:p text:style-name="P4"><text:span text:style-name="T1">IaaS</text:span> (Infrastructure as a Service); server infrastructure service.</text:p>
        </text:list-item>
      </text:list>
      <text:p text:style-name="P3"/>
      <text:p text:style-name="P5">Cloud has 4 different type. <text:span text:style-name="T10">Cloud Deployment Models</text:span></text:p>
      <text:list xml:id="list2463434810" text:style-name="L2">
        <text:list-item>
          <text:p text:style-name="P6"><text:span text:style-name="T1">Public Cloud:</text:span> A cloud technology built with servers on the Internet. Small and medium-sized companies will use this model to pay as much as you can use, e-mails can be shown as an example.</text:p>
        </text:list-item>
        <text:list-item>
          <text:p text:style-name="P7"><text:span text:style-name="T1">Private Cloud:</text:span> It is a cloud technology preferred by big companies whose information is important. All information is at the founder's hand and access security and privacy are in high level. <text:span text:style-name="T11">For example, in university there are more application or systems for student, administration, teacher, other personal. All of these and their databases are located in private clouds.</text:span></text:p>
        </text:list-item>
        <text:list-item>
          <text:p text:style-name="P8"><text:span text:style-name="T3">Hybrid Cloud:</text:span><text:span text:style-name="T5"> This is a Cloud technology like the combination of Public and Private Cloud.</text:span></text:p>
        </text:list-item>
      </text:list>
      <text:p text:style-name="P9"/>
      <text:p text:style-name="P10"/>
      <text:p text:style-name="P24">Advantages of the Cloud Computing.</text:p>
      <text:list xml:id="list4103813355" text:style-name="L3">
        <text:list-item>
          <text:p text:style-name="P11"><text:span text:style-name="T2">Fast:</text:span><text:span text:style-name="T7"> P</text:span>rovide<text:span text:style-name="T6">s</text:span> fast operation with APIs.</text:p>
        </text:list-item>
        <text:list-item>
          <text:p text:style-name="P12"><text:span text:style-name="T2">Saving Money:</text:span><text:span text:style-name="T7"> </text:span>Provides cost savings on more storage space, fast data transfer, and backups. </text:p>
        </text:list-item>
        <text:list-item>
          <text:p text:style-name="P12"><text:span text:style-name="T1">Accessibility:</text:span> This technology uses web browsers so that you can easily use it with computers, tablets, smartphones, and Smart TVs.</text:p>
        </text:list-item>
        <text:list-item>
          <text:p text:style-name="P12"><text:span text:style-name="T2">Security:</text:span><text:span text:style-name="T7"> </text:span>The servers that save data of the companies using cloud <text:span text:style-name="T8">technology services</text:span> are more secure than personal computers because they provide the security of the software and hardware whole time.</text:p>
        </text:list-item>
      </text:list>
      <text:p text:style-name="P13"/>
      <text:p text:style-name="P25">Disadvantages of the Cloud Computing.</text:p>
      <text:list xml:id="list3385701857" text:style-name="L4">
        <text:list-item>
          <text:p text:style-name="P14"><text:span text:style-name="T9">User privacy: </text:span>You cannot provide information security and user privacy while keep and risk users data using cloud technology services.</text:p>
        </text:list-item>
        <text:list-item>
          <text:p text:style-name="P14"><text:span text:style-name="T9">Internet: </text:span>The most important disadvantage is to have an internet connection to access the stored data. In other words, it is not possible to access our information if we have not an internet connection. If you have low-speed internet, depending on the internet, your data transfer will be slower.</text:p>
        </text:list-item>
        <text:list-item>
          <text:p text:style-name="P14">One of the <text:span text:style-name="T12">last disadvantages is hardware and software maintenance and repair costs decreases. Therefore, business areas of Information Technology in this work shrinks.</text:span></text:p>
        </text:list-item>
      </text:list>
      <text:p text:style-name="P26"/>
      <text:p text:style-name="P26"/>
      <text:p text:style-name="P15">A Cloud server is technically just a VPS</text:p>
      <text:p text:style-name="P27">In computing, a <text:span text:style-name="T4">virtual machine</text:span> (VM) is an emulation of a computer system. Virtual machines are based on computer architectures and provide the functionality of a physical computer. </text:p>
      <text:p text:style-name="P16"/>
      <text:p text:style-name="P16">(<text:span text:style-name="T13">Virtual Machine</text:span>) or VM is software that helps simulate a physical machine (such as a computer) inside your computer. Virtual Machine is now using by basic or expert almost any computer user. With the help of the virtual machine used in your computer's operating system, you can create a new and separate computer and you can get many advantages from this computer.</text:p>
      <text:list xml:id="list3547927528" text:style-name="L5">
        <text:list-item>
          <text:p text:style-name="P17">You can use and test new operation system</text:p>
        </text:list-item>
        <text:list-item>
          <text:p text:style-name="P17">You can use for opening risky or unsecured documents.</text:p>
        </text:list-item>
        <text:list-item>
          <text:p text:style-name="P18">You can test some networking technologies using VM. You don’t need to buy two more computers.</text:p>
        </text:list-item>
      </text:list>
      <text:p text:style-name="P19"/>
      <text:p text:style-name="P19"><text:span text:style-name="T13">Virtualization</text:span> is another core technology for cloud computing. Virtualization is has become a fundamental element of cloud computing.</text:p>
      <text:p text:style-name="P19"><text:span text:style-name="T13">Virtualization</text:span> systems create a logical layer between the user and the hardware, avoid the user from directly accessing physical system resources.</text:p>
      <text:p text:style-name="P19"/>
      <text:p text:style-name="P19"/>
      <text:p text:style-name="P19">All <text:span text:style-name="T13">Heroku</text:span> applications run in a collection of lightweight Linux containers called dynos.</text:p>
      <text:p text:style-name="P19"/>
      <text:p text:style-name="P19"/>
      <text:p text:style-name="P19"/>
      <text:p text:style-name="P19">BaaS (Backend As A Service) and MBaaS (Mobile Backend As A Service) are cloud services. It is cloud services that enable you to improve your application by using Third Party providers instead of quickly preparing the application environment when developing a web or mobile application. It Provides Authentication, Database, Messaging, Analytics, and so on services as ready.</text:p>
      <text:p text:style-name="P19"/>
      <text:p text:style-name="P19"/>
      <text:p text:style-name="P23">FaaS (Function As A Service)</text:p>
      <text:p text:style-name="P20">You can use APIGateway instead of the Tomcat, Apache server, but where will you encode the business logic to connect the APIGateway with DynamoDB / RDS service ?</text:p>
      <text:p text:style-name="P20">FaaS / Lambda provides it.</text:p>
      <text:p text:style-name="P20"/>
      <text:p text:style-name="P20">You can get different datas from different services. You need to encode a business logic for connecting these services.</text:p>
      <text:p text:style-name="P21">FaaS / Lambda provides it.</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Open Sans" svg:font-family="'Open Sans', sans-serif"/>
    <style:font-face style:name="Roboto" svg:font-family="Roboto, Helvetica, Arial, sans-serif"/>
    <style:font-face style:name="Titillium Web" svg:font-family="'Titillium Web', Helvetica, Arial, sans-serif"/>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trebuchet ms" svg:font-family="'trebuchet ms', helvetica, sans-serif"/>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8:41:54.323050962</meta:creation-date>
    <dc:date>2019-01-18T00:49:29.140881055</dc:date>
    <meta:editing-duration>PT3H34M33S</meta:editing-duration>
    <meta:editing-cycles>23</meta:editing-cycles>
    <meta:generator>LibreOffice/6.1.2.1$Linux_X86_64 LibreOffice_project/10$Build-1</meta:generator>
    <meta:document-statistic meta:table-count="0" meta:image-count="0" meta:object-count="0" meta:page-count="2" meta:paragraph-count="34" meta:word-count="760" meta:character-count="4738" meta:non-whitespace-character-count="4025"/>
  </office:meta>
</office:document-meta>
</file>